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4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7965in"/>
    </style:style>
    <style:style style:name="co4" style:family="table-column">
      <style:table-column-properties fo:break-before="auto" style:column-width="0.398in"/>
    </style:style>
    <style:style style:name="co5" style:family="table-column">
      <style:table-column-properties fo:break-before="auto" style:column-width="2.1244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2.2701in"/>
    </style:style>
    <style:style style:name="co9" style:family="table-column">
      <style:table-column-properties fo:break-before="auto" style:column-width="2.1839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2.0016in"/>
    </style:style>
    <style:style style:name="co12" style:family="table-column">
      <style:table-column-properties fo:break-before="auto" style:column-width="3.1634in"/>
    </style:style>
    <style:style style:name="co13" style:family="table-column">
      <style:table-column-properties fo:break-before="auto" style:column-width="3.0917in"/>
    </style:style>
    <style:style style:name="co14" style:family="table-column">
      <style:table-column-properties fo:break-before="auto" style:column-width="0.698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ff"/>
      <style:text-properties fo:color="#31400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99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ff"/>
      <style:text-properties fo:color="#314004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14004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Hyperlink" style:data-style-name="N0">
      <style:table-cell-properties style:glyph-orientation-vertical="0" fo:background-color="#99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>
            <text:p>Corso "Open source tools for spatial ecological modelling"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Nominativo</text:p>
          </table:table-cell>
          <table:table-cell table:style-name="ce2" office:value-type="string">
            <text:p>titolo</text:p>
          </table:table-cell>
          <table:table-cell table:style-name="ce2"/>
          <table:table-cell table:style-name="ce2" office:value-type="string">
            <text:p>telefono</text:p>
          </table:table-cell>
          <table:table-cell table:style-name="ce2" office:value-type="string">
            <text:p>email:</text:p>
          </table:table-cell>
          <table:table-cell table:style-name="ce2" office:value-type="string">
            <text:p>N.ro d'ordine</text:p>
          </table:table-cell>
          <table:table-cell table:style-name="ce15"/>
          <table:table-cell table:style-name="ce15" office:value-type="string">
            <text:p>Background</text:p>
          </table:table-cell>
          <table:table-cell table:style-name="ce15" office:value-type="string">
            <text:p>keywords</text:p>
          </table:table-cell>
          <table:table-cell table:style-name="ce15" office:value-type="string">
            <text:p>experience linux</text:p>
          </table:table-cell>
          <table:table-cell table:style-name="ce15" office:value-type="string">
            <text:p>Programming</text:p>
          </table:table-cell>
          <table:table-cell table:style-name="ce15" office:value-type="string">
            <text:p>expect</text:p>
          </table:table-cell>
          <table:table-cell table:style-name="ce15" office:value-type="string">
            <text:p>NOTES</text:p>
          </table:table-cell>
          <table:table-cell table:style-name="ce15" table:number-columns-repeated="1011"/>
        </table:table-row>
        <table:table-row table:style-name="ro1">
          <table:table-cell office:value-type="string">
            <text:p>Alfonso Tortora</text:p>
          </table:table-cell>
          <table:table-cell office:value-type="string">
            <text:p>dott.</text:p>
          </table:table-cell>
          <table:table-cell office:value-type="string">
            <text:p>Windows XP</text:p>
          </table:table-cell>
          <table:table-cell office:value-type="string">
            <text:p>0971-205459</text:p>
          </table:table-cell>
          <table:table-cell office:value-type="string">
            <text:p><text:span text:style-name="T1"><text:a xlink:href="mailto:alfonso.tortora@unibas.it">alfonso.tortora@unibas.it</text:a></text:span>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Forester</text:p>
          </table:table-cell>
          <table:table-cell office:value-type="string">
            <text:p>Landscape pattern analysis, GIS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Get familiar with Linux, Grass, switch to Linux</text:p>
          </table:table-cell>
          <table:table-cell table:number-columns-repeated="1012"/>
        </table:table-row>
        <table:table-row table:style-name="ro1">
          <table:table-cell office:value-type="string">
            <text:p>Andrea Cantisani</text:p>
          </table:table-cell>
          <table:table-cell office:value-type="string">
            <text:p>dottorando</text:p>
          </table:table-cell>
          <table:table-cell table:style-name="ce7" office:value-type="string">
            <text:p>Windows XP</text:p>
          </table:table-cell>
          <table:table-cell/>
          <table:table-cell office:value-type="string">
            <text:p><text:span text:style-name="T1"><text:a xlink:href="mailto:andreacantisani@virgilio.it">andreacantisani@virgilio.it</text:a></text:span>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Engeneer</text:p>
          </table:table-cell>
          <table:table-cell office:value-type="string">
            <text:p>Hydrology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grass Qgius spatial handling</text:p>
          </table:table-cell>
          <table:table-cell table:number-columns-repeated="1012"/>
        </table:table-row>
        <table:table-row table:style-name="ro1">
          <table:table-cell office:value-type="string">
            <text:p>Annalaura Russo</text:p>
          </table:table-cell>
          <table:table-cell office:value-type="string">
            <text:p>dott.</text:p>
          </table:table-cell>
          <table:table-cell office:value-type="string">
            <text:p>Windows 7</text:p>
          </table:table-cell>
          <table:table-cell/>
          <table:table-cell office:value-type="string">
            <text:p><text:span text:style-name="T1"><text:a xlink:href="mailto:annalaura.russo@imaa.cnr.it">annalaura.russo@imaa.cnr.it</text:a></text:span>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nviron. Eng.</text:p>
          </table:table-cell>
          <table:table-cell office:value-type="string">
            <text:p>remote sensing</text:p>
          </table:table-cell>
          <table:table-cell office:value-type="string">
            <text:p>basic user</text:p>
          </table:table-cell>
          <table:table-cell office:value-type="string">
            <text:p>no</text:p>
          </table:table-cell>
          <table:table-cell office:value-type="string">
            <text:p>gis spatial data handling</text:p>
          </table:table-cell>
          <table:table-cell table:number-columns-repeated="1012"/>
        </table:table-row>
        <table:table-row table:style-name="ro1">
          <table:table-cell office:value-type="string">
            <text:p>Costanza Fiorentino</text:p>
          </table:table-cell>
          <table:table-cell office:value-type="string">
            <text:p>dottoranda</text:p>
          </table:table-cell>
          <table:table-cell table:number-columns-repeated="2"/>
          <table:table-cell office:value-type="string">
            <text:p><text:span text:style-name="T1"><text:a xlink:href="mailto:costanza21@virgilio.it">costanza21@virgilio.it</text:a></text:span>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Donata Serafina Lioi</text:p>
          </table:table-cell>
          <table:table-cell office:value-type="string">
            <text:p>dottoranda</text:p>
          </table:table-cell>
          <table:table-cell table:style-name="ce7" office:value-type="string">
            <text:p>Windows XP</text:p>
          </table:table-cell>
          <table:table-cell/>
          <table:table-cell office:value-type="string">
            <text:p><text:span text:style-name="T1"><text:a xlink:href="mailto:SARALIOI@libero.it">SARALIOI@libero.it</text:a></text:span>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onatella Caniani</text:p>
          </table:table-cell>
          <table:table-cell office:value-type="string">
            <text:p>ricercatore</text:p>
          </table:table-cell>
          <table:table-cell/>
          <table:table-cell table:style-name="ce10" office:value-type="string">
            <text:p>0971/205209 - 320/4238704</text:p>
          </table:table-cell>
          <table:table-cell office:value-type="string">
            <text:p><text:span text:style-name="T1"><text:a xlink:href="mailto:donatella.caniani@unibas.it">donatella.caniani@unibas.it</text:a></text:span>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Emiliano Carbone</text:p>
          </table:table-cell>
          <table:table-cell office:value-type="string">
            <text:p>dottorando</text:p>
          </table:table-cell>
          <table:table-cell office:value-type="string">
            <text:p>Windows 7</text:p>
          </table:table-cell>
          <table:table-cell/>
          <table:table-cell office:value-type="string">
            <text:p><text:span text:style-name="T1"><text:a xlink:href="mailto:emiliano.carbone@unibas.it">emiliano.carbone@unibas.it</text:a></text:span>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orester</text:p>
          </table:table-cell>
          <table:table-cell office:value-type="string">
            <text:p>Protected areas, habitat fragmentation, ecological web</text:p>
          </table:table-cell>
          <table:table-cell table:number-columns-repeated="2" office:value-type="string">
            <text:p>none</text:p>
          </table:table-cell>
          <table:table-cell office:value-type="string">
            <text:p>Get familiar with linux and GIS</text:p>
          </table:table-cell>
          <table:table-cell table:number-columns-repeated="1012"/>
        </table:table-row>
        <table:table-row table:style-name="ro1">
          <table:table-cell office:value-type="string">
            <text:p>Francesco Ripullone</text:p>
          </table:table-cell>
          <table:table-cell office:value-type="string">
            <text:p>dott.</text:p>
          </table:table-cell>
          <table:table-cell table:style-name="ce7" office:value-type="string">
            <text:p>Windows xp</text:p>
          </table:table-cell>
          <table:table-cell/>
          <table:table-cell office:value-type="string">
            <text:p><text:span text:style-name="T1"><text:a xlink:href="mailto:francesco.ripullone@unibas.it">francesco.ripullone@unibas.it</text:a></text:span>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Giovanni Bitella</text:p>
          </table:table-cell>
          <table:table-cell office:value-type="string">
            <text:p>dott.</text:p>
          </table:table-cell>
          <table:table-cell office:value-type="string">
            <text:p>Windows XP</text:p>
          </table:table-cell>
          <table:table-cell/>
          <table:table-cell office:value-type="string">
            <text:p><text:span text:style-name="T1"><text:a xlink:href="mailto:ileven@tiscali.it">ileven@tiscali.it</text:a></text:span>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string">
            <text:p>Giovanni Pecora</text:p>
          </table:table-cell>
          <table:table-cell office:value-type="string">
            <text:p>dottorando</text:p>
          </table:table-cell>
          <table:table-cell table:style-name="ce7" office:value-type="string">
            <text:p>windows 7</text:p>
          </table:table-cell>
          <table:table-cell/>
          <table:table-cell office:value-type="string">
            <text:p><text:span text:style-name="T1"><text:a xlink:href="mailto:giov.pecora@tiscali.it">giov.pecora@tiscali.it</text:a></text:span>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orester</text:p>
          </table:table-cell>
          <table:table-cell office:value-type="string">
            <text:p>Gis</text:p>
          </table:table-cell>
          <table:table-cell table:number-columns-repeated="2" office:value-type="string">
            <text:p>none</text:p>
          </table:table-cell>
          <table:table-cell office:value-type="string">
            <text:p>GIS spatial data handling</text:p>
          </table:table-cell>
          <table:table-cell table:number-columns-repeated="1012"/>
        </table:table-row>
        <table:table-row table:style-name="ro1">
          <table:table-cell office:value-type="string">
            <text:p>Giuseppe Calamita</text:p>
          </table:table-cell>
          <table:table-cell office:value-type="string">
            <text:p>dottorando</text:p>
          </table:table-cell>
          <table:table-cell office:value-type="string">
            <text:p>Windows 7 </text:p>
          </table:table-cell>
          <table:table-cell/>
          <table:table-cell office:value-type="string">
            <text:p><text:span text:style-name="T1"><text:a xlink:href="mailto:calamita_giuseppe@yahoo.it">calamita_giuseppe@yahoo.it</text:a></text:span>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Environment</text:p>
          </table:table-cell>
          <table:table-cell office:value-type="string">
            <text:p>geophisic hydrology</text:p>
          </table:table-cell>
          <table:table-cell office:value-type="string">
            <text:p>yes</text:p>
          </table:table-cell>
          <table:table-cell office:value-type="string">
            <text:p>FORTRAN C++ Bash</text:p>
          </table:table-cell>
          <table:table-cell office:value-type="string">
            <text:p>GRASS R, semivariogram, kriging, co-kriging, install ubuntu</text:p>
          </table:table-cell>
          <table:table-cell table:number-columns-repeated="1012"/>
        </table:table-row>
        <table:table-row table:style-name="ro1">
          <table:table-cell office:value-type="string">
            <text:p>Giuseppina Rinaldi</text:p>
          </table:table-cell>
          <table:table-cell office:value-type="string">
            <text:p>studente</text:p>
          </table:table-cell>
          <table:table-cell office:value-type="string">
            <text:p>Windows Vista</text:p>
          </table:table-cell>
          <table:table-cell/>
          <table:table-cell office:value-type="string">
            <text:p><text:span text:style-name="T1"><text:a xlink:href="mailto:rgiusi83@hotmail.it">rgiusi83@hotmail.it</text:a></text:span>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Forester</text:p>
          </table:table-cell>
          <table:table-cell/>
          <table:table-cell table:number-columns-repeated="2" office:value-type="string">
            <text:p>none</text:p>
          </table:table-cell>
          <table:table-cell office:value-type="string">
            <text:p>overview</text:p>
          </table:table-cell>
          <table:table-cell table:number-columns-repeated="1012"/>
        </table:table-row>
        <table:table-row table:style-name="ro1">
          <table:table-cell office:value-type="string">
            <text:p>Leonardo Mancusi</text:p>
          </table:table-cell>
          <table:table-cell office:value-type="string">
            <text:p>dott.</text:p>
          </table:table-cell>
          <table:table-cell office:value-type="string">
            <text:p>Windows XP Ubuntu 10.4</text:p>
          </table:table-cell>
          <table:table-cell table:style-name="ce11" office:value-type="string">
            <text:p>328 9858423</text:p>
          </table:table-cell>
          <table:table-cell office:value-type="string">
            <text:p><text:span text:style-name="T1"><text:a xlink:href="mailto:Leonardo.Mancusi@erse-web.it">Leonardo.Mancusi@erse-web.it</text:a></text:span>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Hydraulic Eng.</text:p>
          </table:table-cell>
          <table:table-cell office:value-type="string">
            <text:p>risk assessment, water resources</text:p>
          </table:table-cell>
          <table:table-cell office:value-type="string">
            <text:p>yes basic</text:p>
          </table:table-cell>
          <table:table-cell office:value-type="string">
            <text:p>Fortran Visual Basic 6, Python, Shell</text:p>
          </table:table-cell>
          <table:table-cell office:value-type="string">
            <text:p>Qgis, PostgreSQL + POSTgis</text:p>
          </table:table-cell>
          <table:table-cell table:number-columns-repeated="1012"/>
        </table:table-row>
        <table:table-row table:style-name="ro1">
          <table:table-cell office:value-type="string">
            <text:p>Luca Lombardo</text:p>
          </table:table-cell>
          <table:table-cell office:value-type="string">
            <text:p>dottorando</text:p>
          </table:table-cell>
          <table:table-cell office:value-type="string">
            <text:p>Windows vista</text:p>
          </table:table-cell>
          <table:table-cell/>
          <table:table-cell office:value-type="string">
            <text:p><text:span text:style-name="T1"><text:a xlink:href="mailto:lombluca@yahoo.it">lombluca@yahoo.it</text:a></text:span>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Forester</text:p>
          </table:table-cell>
          <table:table-cell/>
          <table:table-cell office:value-type="string">
            <text:p>none</text:p>
          </table:table-cell>
          <table:table-cell office:value-type="string">
            <text:p>R</text:p>
          </table:table-cell>
          <table:table-cell office:value-type="string">
            <text:p>Linux R</text:p>
          </table:table-cell>
          <table:table-cell table:number-columns-repeated="1012"/>
        </table:table-row>
        <table:table-row table:style-name="ro1">
          <table:table-cell office:value-type="string">
            <text:p>Luciana Giosa</text:p>
          </table:table-cell>
          <table:table-cell office:value-type="string">
            <text:p>dott.</text:p>
          </table:table-cell>
          <table:table-cell table:style-name="ce7" office:value-type="string">
            <text:p>Windows XP</text:p>
          </table:table-cell>
          <table:table-cell office:value-type="string">
            <text:p>0971 205299</text:p>
          </table:table-cell>
          <table:table-cell office:value-type="string">
            <text:p><text:span text:style-name="T1"><text:a xlink:href="mailto:luciana.giosa@unibas.it">luciana.giosa@unibas.it</text:a></text:span></text:p>
          </table:table-cell>
          <table:table-cell office:value-type="float" office:value="7">
            <text:p>7</text:p>
          </table:table-cell>
          <table:table-cell/>
          <table:table-cell office:value-type="string">
            <text:p>Engeneer</text:p>
          </table:table-cell>
          <table:table-cell office:value-type="string">
            <text:p>hydrologic analysis flood mapping</text:p>
          </table:table-cell>
          <table:table-cell table:number-columns-repeated="2" office:value-type="string">
            <text:p>none</text:p>
          </table:table-cell>
          <table:table-cell office:value-type="string">
            <text:p>Grass Qgis overview</text:p>
          </table:table-cell>
          <table:table-cell table:number-columns-repeated="1012"/>
        </table:table-row>
        <table:table-row table:style-name="ro1">
          <table:table-cell office:value-type="string">
            <text:p>Luigi Massaro</text:p>
          </table:table-cell>
          <table:table-cell office:value-type="string">
            <text:p>studente</text:p>
          </table:table-cell>
          <table:table-cell table:number-columns-repeated="2"/>
          <table:table-cell office:value-type="string">
            <text:p><text:span text:style-name="T1"><text:a xlink:href="mailto:luigimassaro86@alice.it">luigimassaro86@alice.it</text:a></text:span>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aria Ferrara</text:p>
          </table:table-cell>
          <table:table-cell office:value-type="string">
            <text:p>dott.</text:p>
          </table:table-cell>
          <table:table-cell table:number-columns-repeated="2"/>
          <table:table-cell office:value-type="string">
            <text:p><text:span text:style-name="T1"><text:a xlink:href="mailto:mariaferrara1980@libero.it">mariaferrara1980@libero.it</text:a></text:span></text:p>
          </table:table-cell>
          <table:table-cell office:value-type="float" office:value="33">
            <text:p>33</text:p>
          </table:table-cell>
          <table:table-cell office:value-type="string">
            <text:p>riserva</text:p>
          </table:table-cell>
          <table:table-cell table:number-columns-repeated="1017"/>
        </table:table-row>
        <table:table-row table:style-name="ro1">
          <table:table-cell office:value-type="string">
            <text:p>Mario Cozzi</text:p>
          </table:table-cell>
          <table:table-cell office:value-type="string">
            <text:p>dott.</text:p>
          </table:table-cell>
          <table:table-cell/>
          <table:table-cell office:value-type="string">
            <text:p>349 7151400</text:p>
          </table:table-cell>
          <table:table-cell office:value-type="string">
            <text:p><text:span text:style-name="T1"><text:a xlink:href="mailto:cozzi@unibas.it">cozzi@unibas.it</text:a></text:span>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assimo Bavusi</text:p>
          </table:table-cell>
          <table:table-cell office:value-type="string">
            <text:p>dott.</text:p>
          </table:table-cell>
          <table:table-cell table:style-name="ce7" office:value-type="string">
            <text:p><text:s/>windows XP Linux Ubuntu</text:p>
          </table:table-cell>
          <table:table-cell/>
          <table:table-cell office:value-type="string">
            <text:p><text:span text:style-name="T1"><text:a xlink:href="mailto:bavusi@imaa.cnr.it">bavusi@imaa.cnr.it</text:a></text:span>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Neluta Ibris</text:p>
          </table:table-cell>
          <table:table-cell office:value-type="string">
            <text:p>dott.</text:p>
          </table:table-cell>
          <table:table-cell office:value-type="string">
            <text:p>Arch Linux</text:p>
          </table:table-cell>
          <table:table-cell/>
          <table:table-cell office:value-type="string">
            <text:p><text:span text:style-name="T1"><text:a xlink:href="mailto:neluta.ibris@unibas.it">neluta.ibris@unibas.it</text:a></text:span>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himico</text:p>
          </table:table-cell>
          <table:table-cell office:value-type="string">
            <text:p>technicien</text:p>
          </table:table-cell>
          <table:table-cell office:value-type="string">
            <text:p>yes middle user</text:p>
          </table:table-cell>
          <table:table-cell office:value-type="string">
            <text:p>in the past</text:p>
          </table:table-cell>
          <table:table-cell office:value-type="string">
            <text:p>R bash awk gnuplot R</text:p>
          </table:table-cell>
          <table:table-cell office:value-type="string">
            <text:p>http://bbs.archlinux.org/viewtopic.php?id=94975</text:p>
          </table:table-cell>
          <table:table-cell table:number-columns-repeated="1011"/>
        </table:table-row>
        <table:table-row table:style-name="ro1">
          <table:table-cell office:value-type="string">
            <text:p>Nicola Guarino</text:p>
          </table:table-cell>
          <table:table-cell office:value-type="string">
            <text:p>dottorando</text:p>
          </table:table-cell>
          <table:table-cell office:value-type="string">
            <text:p>Windows XP</text:p>
          </table:table-cell>
          <table:table-cell/>
          <table:table-cell office:value-type="string">
            <text:p><text:span text:style-name="T1"><text:a xlink:href="mailto:nico.guarino@tiscali.it">nico.guarino@tiscali.it</text:a></text:span>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string">
            <text:p>Nicola Moretti</text:p>
          </table:table-cell>
          <table:table-cell office:value-type="string">
            <text:p>prof.</text:p>
          </table:table-cell>
          <table:table-cell table:number-columns-repeated="2"/>
          <table:table-cell office:value-type="string">
            <text:p><text:span text:style-name="T1"><text:a xlink:href="mailto:nicola.moretti@unibas.it">nicola.moretti@unibas.it</text:a></text:span></text:p>
          </table:table-cell>
          <table:table-cell table:style-name="ce4" office:value-type="float" office:value="12">
            <text:p>12</text:p>
          </table:table-cell>
          <table:table-cell office:value-type="string">
            <text:p>parteciperà?</text:p>
          </table:table-cell>
          <table:table-cell table:number-columns-repeated="1017"/>
        </table:table-row>
        <table:table-row table:style-name="ro1">
          <table:table-cell office:value-type="string">
            <text:p>Raffaello Spera</text:p>
          </table:table-cell>
          <table:table-cell office:value-type="string">
            <text:p>studente</text:p>
          </table:table-cell>
          <table:table-cell office:value-type="string">
            <text:p>Windows 7</text:p>
          </table:table-cell>
          <table:table-cell/>
          <table:table-cell office:value-type="string">
            <text:p><text:span text:style-name="T1"><text:a xlink:href="mailto:r.spera@hotmail.it">r.spera@hotmail.it</text:a></text:span>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omputer science</text:p>
          </table:table-cell>
          <table:table-cell/>
          <table:table-cell office:value-type="string">
            <text:p>Yes basic</text:p>
          </table:table-cell>
          <table:table-cell office:value-type="string">
            <text:p>PHP, SQL, JAVA, C++, Shell</text:p>
          </table:table-cell>
          <table:table-cell office:value-type="string">
            <text:p>Learning R, Grass, Qgis, overview in gis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oberta Rossi</text:p>
          </table:table-cell>
          <table:table-cell office:value-type="string">
            <text:p>dott.</text:p>
          </table:table-cell>
          <table:table-cell office:value-type="string">
            <text:p>Windows Vista</text:p>
          </table:table-cell>
          <table:table-cell/>
          <table:table-cell office:value-type="string">
            <text:p><text:span text:style-name="T1"><text:a xlink:href="mailto:roberta.rossi_sky@alice.it">roberta.rossi_sky@alice.it</text:a></text:span></text:p>
          </table:table-cell>
          <table:table-cell office:value-type="float" office:value="25">
            <text:p>25</text:p>
          </table:table-cell>
          <table:table-cell office:value-type="string">
            <text:p>riserva</text:p>
          </table:table-cell>
          <table:table-cell office:value-type="string">
            <text:p>Forester</text:p>
          </table:table-cell>
          <table:table-cell office:value-type="string">
            <text:p>Sensor data integration, soil </text:p>
          </table:table-cell>
          <table:table-cell office:value-type="string">
            <text:p>none</text:p>
          </table:table-cell>
          <table:table-cell office:value-type="string">
            <text:p>R</text:p>
          </table:table-cell>
          <table:table-cell office:value-type="string">
            <text:p>Learn to use Qgis Grass</text:p>
          </table:table-cell>
          <table:table-cell table:number-columns-repeated="1012"/>
        </table:table-row>
        <table:table-row table:style-name="ro1">
          <table:table-cell office:value-type="string">
            <text:p>Rocco Bochicchio</text:p>
          </table:table-cell>
          <table:table-cell office:value-type="string">
            <text:p>dottorando</text:p>
          </table:table-cell>
          <table:table-cell table:number-columns-repeated="2"/>
          <table:table-cell office:value-type="string">
            <text:p><text:span text:style-name="T1"><text:a xlink:href="mailto:roccob2001@yahoo.it">roccob2001@yahoo.it</text:a></text:span>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cco Ferrari</text:p>
          </table:table-cell>
          <table:table-cell office:value-type="string">
            <text:p>dott.</text:p>
          </table:table-cell>
          <table:table-cell table:number-columns-repeated="2"/>
          <table:table-cell office:value-type="string">
            <text:p><text:span text:style-name="T1"><text:a xlink:href="mailto:roccoferrari@tiscali.it">roccoferrari@tiscali.it</text:a></text:span></text:p>
          </table:table-cell>
          <table:table-cell office:value-type="float" office:value="32">
            <text:p>32</text:p>
          </table:table-cell>
          <table:table-cell office:value-type="string">
            <text:p>riserva</text:p>
          </table:table-cell>
          <table:table-cell table:number-columns-repeated="1017"/>
        </table:table-row>
        <table:table-row table:style-name="ro1">
          <table:table-cell office:value-type="string">
            <text:p>Vincenzo Scuccimarra</text:p>
          </table:table-cell>
          <table:table-cell office:value-type="string">
            <text:p>dott.</text:p>
          </table:table-cell>
          <table:table-cell table:style-name="ce7" office:value-type="string">
            <text:p>Windows XP</text:p>
          </table:table-cell>
          <table:table-cell/>
          <table:table-cell office:value-type="string">
            <text:p><text:span text:style-name="T1"><text:a xlink:href="mailto:vincenzo.scuccimarra@unibas.it">vincenzo.scuccimarra@unibas.it</text:a></text:span>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Software design</text:p>
          </table:table-cell>
          <table:table-cell office:value-type="string">
            <text:p>GIS</text:p>
          </table:table-cell>
          <table:table-cell office:value-type="string">
            <text:p>basic user</text:p>
          </table:table-cell>
          <table:table-cell office:value-type="string">
            <text:p>C++, other</text:p>
          </table:table-cell>
          <table:table-cell office:value-type="string">
            <text:p>R GRASS Qgis sp[atial data handling</text:p>
          </table:table-cell>
          <table:table-cell table:number-columns-repeated="1012"/>
        </table:table-row>
        <table:table-row table:style-name="ro1">
          <table:table-cell office:value-type="string">
            <text:p>Vito Imbrenda</text:p>
          </table:table-cell>
          <table:table-cell office:value-type="string">
            <text:p>dottorando</text:p>
          </table:table-cell>
          <table:table-cell office:value-type="string">
            <text:p>Ubuntu 8.04</text:p>
          </table:table-cell>
          <table:table-cell/>
          <table:table-cell office:value-type="string">
            <text:p><text:span text:style-name="T1"><text:a xlink:href="mailto:imbrenda@imaa.cnr.it">imbrenda@imaa.cnr.it</text:a></text:span>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Environmental Engeneer</text:p>
          </table:table-cell>
          <table:table-cell office:value-type="string">
            <text:p>Renote sensing GIS</text:p>
          </table:table-cell>
          <table:table-cell office:value-type="string">
            <text:p>yes basic</text:p>
          </table:table-cell>
          <table:table-cell office:value-type="string">
            <text:p>none</text:p>
          </table:table-cell>
          <table:table-cell office:value-type="string">
            <text:p>overwiev inn GIS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Vittorio Trivigno</text:p>
          </table:table-cell>
          <table:table-cell office:value-type="string">
            <text:p>dott.</text:p>
          </table:table-cell>
          <table:table-cell office:value-type="string">
            <text:p>Windows XP</text:p>
          </table:table-cell>
          <table:table-cell/>
          <table:table-cell office:value-type="string">
            <text:p><text:span text:style-name="T1"><text:a xlink:href="mailto:vittoriotrivigno@alice.it">vittoriotrivigno@alice.it</text:a></text:span></text:p>
          </table:table-cell>
          <table:table-cell office:value-type="float" office:value="26">
            <text:p>26</text:p>
          </table:table-cell>
          <table:table-cell office:value-type="string">
            <text:p>riserva</text:p>
          </table:table-cell>
          <table:table-cell office:value-type="string">
            <text:p>Forester</text:p>
          </table:table-cell>
          <table:table-cell office:value-type="string">
            <text:p>GIS Landscape pattern aalysis</text:p>
          </table:table-cell>
          <table:table-cell table:number-columns-repeated="2" office:value-type="string">
            <text:p>none</text:p>
          </table:table-cell>
          <table:table-cell office:value-type="string">
            <text:p>linux Grass Qgis R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Alaa Aldin Alromeed</text:p>
          </table:table-cell>
          <table:table-cell office:value-type="string">
            <text:p>dottorando</text:p>
          </table:table-cell>
          <table:table-cell table:number-columns-repeated="2"/>
          <table:table-cell office:value-type="string">
            <text:p><text:span text:style-name="T1"><text:a xlink:href="mailto:alromeed@hotmail.com">alromeed@hotmail.com</text:a></text:span></text:p>
          </table:table-cell>
          <table:table-cell office:value-type="float" office:value="4">
            <text:p>4</text:p>
          </table:table-cell>
          <table:table-cell office:value-type="string">
            <text:p>non necessari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manuela Ventrella</text:p>
          </table:table-cell>
          <table:table-cell office:value-type="string">
            <text:p>dottorando</text:p>
          </table:table-cell>
          <table:table-cell office:value-type="string">
            <text:p>Windows XP</text:p>
          </table:table-cell>
          <table:table-cell/>
          <table:table-cell office:value-type="string">
            <text:p><text:span text:style-name="T1"><text:a xlink:href="mailto:emanuelaventrella@libero.it">emanuelaventrella@libero.it</text:a></text:span></text:p>
          </table:table-cell>
          <table:table-cell office:value-type="float" office:value="37">
            <text:p>37</text:p>
          </table:table-cell>
          <table:table-cell office:value-type="string">
            <text:p>non necessari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iovanni Cafiero</text:p>
          </table:table-cell>
          <table:table-cell office:value-type="string">
            <text:p>dott.</text:p>
          </table:table-cell>
          <table:table-cell table:number-columns-repeated="2"/>
          <table:table-cell office:value-type="string">
            <text:p><text:span text:style-name="T1"><text:a xlink:href="mailto:giovannicafiero@libero.it">giovannicafiero@libero.it</text:a></text:span></text:p>
          </table:table-cell>
          <table:table-cell office:value-type="float" office:value="30">
            <text:p>30</text:p>
          </table:table-cell>
          <table:table-cell office:value-type="string">
            <text:p>non necessari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Laura Scrano</text:p>
          </table:table-cell>
          <table:table-cell office:value-type="string">
            <text:p>ricercatore</text:p>
          </table:table-cell>
          <table:table-cell table:style-name="ce7" office:value-type="string">
            <text:p>Windows XP</text:p>
          </table:table-cell>
          <table:table-cell office:value-type="string">
            <text:p>0971 205231- 3204371066</text:p>
          </table:table-cell>
          <table:table-cell office:value-type="string">
            <text:p><text:span text:style-name="T1"><text:a xlink:href="mailto:laura.scrano@unibas.it">laura.scrano@unibas.it</text:a></text:span></text:p>
          </table:table-cell>
          <table:table-cell table:style-name="ce4" office:value-type="float" office:value="10">
            <text:p>10</text:p>
          </table:table-cell>
          <table:table-cell office:value-type="string">
            <text:p>non necessari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ilvano Fortunato Dal Sasso</text:p>
          </table:table-cell>
          <table:table-cell office:value-type="string">
            <text:p>dottorando</text:p>
          </table:table-cell>
          <table:table-cell table:number-columns-repeated="2"/>
          <table:table-cell office:value-type="string">
            <text:p><text:span text:style-name="T1"><text:a xlink:href="mailto:silvanodalsasso@hotmail.it">silvanodalsasso@hotmail.it</text:a></text:span></text:p>
          </table:table-cell>
          <table:table-cell table:style-name="ce4" office:value-type="float" office:value="15">
            <text:p>15</text:p>
          </table:table-cell>
          <table:table-cell office:value-type="string">
            <text:p>non necessari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iziana Gentilesca</text:p>
          </table:table-cell>
          <table:table-cell office:value-type="string">
            <text:p>dottoranda</text:p>
          </table:table-cell>
          <table:table-cell table:number-columns-repeated="2"/>
          <table:table-cell office:value-type="string">
            <text:p><text:span text:style-name="T1"><text:a xlink:href="mailto:tiziana.gentilesca@unibas.it">tiziana.gentilesca@unibas.it</text:a></text:span></text:p>
          </table:table-cell>
          <table:table-cell table:style-name="ce4" office:value-type="float" office:value="13">
            <text:p>13</text:p>
          </table:table-cell>
          <table:table-cell office:value-type="string">
            <text:p>estero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ttoria Coletta</text:p>
          </table:table-cell>
          <table:table-cell office:value-type="string">
            <text:p>dottoranda</text:p>
          </table:table-cell>
          <table:table-cell table:number-columns-repeated="2"/>
          <table:table-cell office:value-type="string">
            <text:p><text:span text:style-name="T1"><text:a xlink:href="mailto:vittoria_coletta@tiscali.it">vittoria_coletta@tiscali.it</text:a></text:span></text:p>
          </table:table-cell>
          <table:table-cell table:style-name="ce4" office:value-type="float" office:value="2">
            <text:p>2</text:p>
          </table:table-cell>
          <table:table-cell office:value-type="string">
            <text:p>estero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Giuseppe Miraglia</text:p>
          </table:table-cell>
          <table:table-cell table:style-name="ce8" office:value-type="string">
            <text:p>studente</text:p>
          </table:table-cell>
          <table:table-cell table:style-name="ce8" table:number-columns-repeated="2"/>
          <table:table-cell table:style-name="ce13" office:value-type="string">
            <text:p><text:span text:style-name="T2"><text:a xlink:href="mailto:miraglia.g@libero.it">miraglia.g@libero.it</text:a></text:span>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RINUNCIA</text:p>
          </table:table-cell>
          <table:table-cell table:style-name="ce8" table:number-columns-repeated="1017"/>
        </table:table-row>
        <table:table-row table:style-name="ro1">
          <table:table-cell table:style-name="ce6" office:value-type="string">
            <text:p>Margherita Di Leo</text:p>
          </table:table-cell>
          <table:table-cell table:style-name="ce9" office:value-type="string">
            <text:p>dottoranda</text:p>
          </table:table-cell>
          <table:table-cell table:style-name="ce9"/>
          <table:table-cell table:style-name="ce9" office:value-type="string">
            <text:p>0971 205363</text:p>
          </table:table-cell>
          <table:table-cell table:style-name="ce14" office:value-type="string">
            <text:p><text:span text:style-name="T2"><text:a xlink:href="mailto:dileomargherita@gmail.com">dileomargherita@gmail.com</text:a></text:span></text:p>
          </table:table-cell>
          <table:table-cell table:style-name="ce9" office:value-type="float" office:value="14">
            <text:p>14</text:p>
          </table:table-cell>
          <table:table-cell table:style-name="ce9" office:value-type="string">
            <text:p>RINUNCIA</text:p>
          </table:table-cell>
          <table:table-cell table:style-name="ce9" table:number-columns-repeated="1017"/>
        </table:table-row>
        <table:table-row table:style-name="ro1">
          <table:table-cell table:style-name="ce7" office:value-type="string">
            <text:p>Francesco Colangelo</text:p>
          </table:table-cell>
          <table:table-cell/>
          <table:table-cell table:style-name="ce7" office:value-type="string">
            <text:p>Windows Vista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>
            <text:p>Giovanna Potenza</text:p>
          </table:table-cell>
          <table:table-cell/>
          <table:table-cell table:style-name="ce7" office:value-type="string">
            <text:p>Windows XP</text:p>
          </table:table-cell>
          <table:table-cell/>
          <table:table-cell table:style-name="Default"/>
          <table:table-cell table:number-columns-repeated="2"/>
          <table:table-cell office:value-type="string">
            <text:p>Forester</text:p>
          </table:table-cell>
          <table:table-cell office:value-type="string">
            <text:p>Biomonitoring GIS landscape pattern</text:p>
          </table:table-cell>
          <table:table-cell office:value-type="string">
            <text:p>none</text:p>
          </table:table-cell>
          <table:table-cell office:value-type="string">
            <text:p>SAS</text:p>
          </table:table-cell>
          <table:table-cell office:value-type="string">
            <text:p>Grass Qgis overview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ietro Lucia</text:p>
          </table:table-cell>
          <table:table-cell/>
          <table:table-cell office:value-type="string">
            <text:p>Dual ubuntu9.1 / windows xp</text:p>
          </table:table-cell>
          <table:table-cell/>
          <table:table-cell table:style-name="Default" office:value-type="string">
            <text:p><text:a xlink:href="mailto:pietro.lucia@libero.it">pietro.lucia@libero.it</text:a></text:p>
          </table:table-cell>
          <table:table-cell table:number-columns-repeated="2"/>
          <table:table-cell office:value-type="string">
            <text:p>Forester, geographer</text:p>
          </table:table-cell>
          <table:table-cell office:value-type="string">
            <text:p>Remote sensing – Gis</text:p>
          </table:table-cell>
          <table:table-cell office:value-type="string">
            <text:p>yes basic</text:p>
          </table:table-cell>
          <table:table-cell office:value-type="string">
            <text:p>R</text:p>
          </table:table-cell>
          <table:table-cell office:value-type="string">
            <text:p>get familiar with R. Learn Grass Qgis, overview in GIS</text:p>
          </table:table-cell>
          <table:table-cell table:number-columns-repeated="1012"/>
        </table:table-row>
      </table:table>
      <table:table table:name="Foglio2" table:style-name="ta2" table:print="false">
        <table:table-column table:style-name="co14" table:number-columns-repeated="1024" table:default-cell-style-name="Default"/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4" table:number-columns-repeated="1024" table:default-cell-style-name="Default"/>
        <table:table-row table:style-name="ro1">
          <table:table-cell table:number-columns-repeated="1024"/>
        </table:table-row>
      </table:table>
      <table:database-ranges>
        <table:database-range table:target-range-address="Foglio1.A39:Foglio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05/15/2010</text:date>, <text:time>10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bino Aurelio Bufo</meta:initial-creator>
    <meta:creation-date>2010-04-26T20:32:24</meta:creation-date>
    <dc:creator>stefano </dc:creator>
    <dc:date>2010-05-15T10:36:57</dc:date>
    <meta:editing-duration>PT578H18M47S</meta:editing-duration>
    <meta:generator>OpenOffice.org/3.1$Unix OpenOffice.org_project/310m19$Build-9420</meta:generator>
    <meta:editing-cycles>7</meta:editing-cycles>
    <meta:document-statistic meta:table-count="3" meta:cell-count="303" meta:object-count="0"/>
  </office:meta>
</office:document-meta>
</file>